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Georgia, 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Text_20_body">
      <style:text-properties officeooo:rsid="00124de4" officeooo:paragraph-rsid="00124de4"/>
    </style:style>
    <style:style style:name="P2" style:family="paragraph" style:parent-style-name="Text_20_body">
      <style:text-properties officeooo:rsid="00124de4" officeooo:paragraph-rsid="002077db"/>
    </style:style>
    <style:style style:name="P3" style:family="paragraph" style:parent-style-name="Text_20_body">
      <style:text-properties officeooo:rsid="001313af" officeooo:paragraph-rsid="001313af"/>
    </style:style>
    <style:style style:name="P4" style:family="paragraph" style:parent-style-name="Text_20_body">
      <style:text-properties officeooo:rsid="0015f234" officeooo:paragraph-rsid="0015f234"/>
    </style:style>
    <style:style style:name="P5" style:family="paragraph" style:parent-style-name="Standard">
      <style:text-properties officeooo:rsid="000fe55e" officeooo:paragraph-rsid="000fe55e"/>
    </style:style>
    <style:style style:name="P6" style:family="paragraph" style:parent-style-name="Text_20_body">
      <style:text-properties officeooo:rsid="00107bd7" officeooo:paragraph-rsid="00107bd7"/>
    </style:style>
    <style:style style:name="P7" style:family="paragraph" style:parent-style-name="Text_20_body">
      <style:text-properties officeooo:rsid="001428b7" officeooo:paragraph-rsid="001428b7"/>
    </style:style>
    <style:style style:name="P8" style:family="paragraph" style:parent-style-name="Text_20_body">
      <style:text-properties officeooo:rsid="00164896" officeooo:paragraph-rsid="00164896"/>
    </style:style>
    <style:style style:name="P9" style:family="paragraph" style:parent-style-name="Text_20_body">
      <style:text-properties officeooo:rsid="00164896" officeooo:paragraph-rsid="0018329d"/>
    </style:style>
    <style:style style:name="P10" style:family="paragraph" style:parent-style-name="Text_20_body">
      <style:text-properties officeooo:rsid="00181ef9" officeooo:paragraph-rsid="00181ef9"/>
    </style:style>
    <style:style style:name="P11" style:family="paragraph" style:parent-style-name="Text_20_body">
      <style:text-properties officeooo:rsid="0018329d" officeooo:paragraph-rsid="0018329d"/>
    </style:style>
    <style:style style:name="P12" style:family="paragraph" style:parent-style-name="Text_20_body">
      <style:text-properties officeooo:rsid="00184d55" officeooo:paragraph-rsid="0019be8f"/>
    </style:style>
    <style:style style:name="P13" style:family="paragraph" style:parent-style-name="Text_20_body">
      <style:text-properties officeooo:rsid="001cc120" officeooo:paragraph-rsid="001cc120"/>
    </style:style>
    <style:style style:name="P14" style:family="paragraph" style:parent-style-name="Text_20_body">
      <style:text-properties officeooo:paragraph-rsid="001d2b9b"/>
    </style:style>
    <style:style style:name="P15" style:family="paragraph" style:parent-style-name="Text_20_body">
      <style:text-properties officeooo:rsid="001d2b9b" officeooo:paragraph-rsid="001d2b9b"/>
    </style:style>
    <style:style style:name="P16" style:family="paragraph" style:parent-style-name="Text_20_body">
      <style:text-properties officeooo:rsid="0021f54f" officeooo:paragraph-rsid="0021f54f"/>
    </style:style>
    <style:style style:name="P17" style:family="paragraph" style:parent-style-name="Heading_20_1">
      <style:text-properties officeooo:rsid="00124de4" officeooo:paragraph-rsid="00124de4"/>
    </style:style>
    <style:style style:name="P18" style:family="paragraph" style:parent-style-name="Heading_20_1">
      <style:text-properties officeooo:rsid="001313af" officeooo:paragraph-rsid="001313af"/>
    </style:style>
    <style:style style:name="P19" style:family="paragraph" style:parent-style-name="Heading_20_1">
      <style:text-properties officeooo:rsid="0015f234" officeooo:paragraph-rsid="0017f25f"/>
    </style:style>
    <style:style style:name="P20" style:family="paragraph" style:parent-style-name="Heading_20_1">
      <style:text-properties officeooo:paragraph-rsid="002cdce3"/>
    </style:style>
    <style:style style:name="P21" style:family="paragraph" style:parent-style-name="Heading_20_1">
      <style:text-properties fo:background-color="#ffff00"/>
    </style:style>
    <style:style style:name="P22" style:family="paragraph" style:parent-style-name="Heading_20_1">
      <style:text-properties officeooo:paragraph-rsid="0033abe5" fo:background-color="#ffff00"/>
    </style:style>
    <style:style style:name="P23" style:family="paragraph" style:list-style-name="L14"/>
    <style:style style:name="P24" style:family="paragraph" style:parent-style-name="Standard" style:list-style-name="L14"/>
    <style:style style:name="P25" style:family="paragraph" style:list-style-name="L14">
      <style:text-properties officeooo:rsid="003a9b90" officeooo:paragraph-rsid="003a9b90"/>
    </style:style>
    <style:style style:name="P26" style:family="paragraph" style:parent-style-name="Text_20_body" style:list-style-name="L1">
      <style:text-properties officeooo:rsid="00107bd7" officeooo:paragraph-rsid="00107bd7"/>
    </style:style>
    <style:style style:name="P27" style:family="paragraph" style:parent-style-name="Text_20_body" style:list-style-name="L1">
      <style:text-properties officeooo:rsid="00107bd7" officeooo:paragraph-rsid="001f69fd"/>
    </style:style>
    <style:style style:name="P28" style:family="paragraph" style:parent-style-name="Text_20_body" style:list-style-name="L2">
      <style:text-properties officeooo:paragraph-rsid="002528e6"/>
    </style:style>
    <style:style style:name="P29" style:family="paragraph" style:parent-style-name="Text_20_body" style:list-style-name="L3">
      <style:text-properties officeooo:rsid="0019be8f" officeooo:paragraph-rsid="001f69fd"/>
    </style:style>
    <style:style style:name="P30" style:family="paragraph" style:parent-style-name="Text_20_body">
      <style:text-properties officeooo:rsid="0019be8f" officeooo:paragraph-rsid="0026a495"/>
    </style:style>
    <style:style style:name="P31" style:family="paragraph" style:parent-style-name="Text_20_body" style:list-style-name="L3">
      <style:text-properties officeooo:rsid="0019cbe5" officeooo:paragraph-rsid="001f69fd"/>
    </style:style>
    <style:style style:name="P32" style:family="paragraph" style:parent-style-name="Text_20_body">
      <style:text-properties officeooo:rsid="0019cbe5" officeooo:paragraph-rsid="002532ab"/>
    </style:style>
    <style:style style:name="P33" style:family="paragraph" style:parent-style-name="Text_20_body">
      <style:text-properties officeooo:rsid="0019cbe5" officeooo:paragraph-rsid="0026a495"/>
    </style:style>
    <style:style style:name="P34" style:family="paragraph" style:parent-style-name="Text_20_body" style:list-style-name="L4">
      <style:text-properties officeooo:rsid="001cc120" officeooo:paragraph-rsid="001d2b9b"/>
    </style:style>
    <style:style style:name="P35" style:family="paragraph" style:parent-style-name="Text_20_body">
      <style:text-properties officeooo:rsid="001cc120" officeooo:paragraph-rsid="0029753b"/>
    </style:style>
    <style:style style:name="P36" style:family="paragraph" style:parent-style-name="Text_20_body" style:list-style-name="L5">
      <style:text-properties officeooo:rsid="001d2b9b" officeooo:paragraph-rsid="001d2b9b"/>
    </style:style>
    <style:style style:name="P37" style:family="paragraph" style:parent-style-name="Text_20_body">
      <style:text-properties officeooo:paragraph-rsid="002532ab"/>
    </style:style>
    <style:style style:name="P38" style:family="paragraph" style:parent-style-name="Text_20_body" style:list-style-name="L3">
      <style:text-properties officeooo:rsid="0026a495" officeooo:paragraph-rsid="0026a495"/>
    </style:style>
    <style:style style:name="P39" style:family="paragraph" style:parent-style-name="Text_20_body" style:list-style-name="L6">
      <style:text-properties officeooo:paragraph-rsid="0026a495"/>
    </style:style>
    <style:style style:name="P40" style:family="paragraph" style:parent-style-name="Text_20_body" style:list-style-name="L5">
      <style:text-properties officeooo:rsid="0027b96b" officeooo:paragraph-rsid="0027b96b"/>
    </style:style>
    <style:style style:name="P41" style:family="paragraph" style:parent-style-name="Text_20_body" style:list-style-name="L7">
      <style:text-properties officeooo:paragraph-rsid="0029753b"/>
    </style:style>
    <style:style style:name="P42" style:family="paragraph" style:parent-style-name="Text_20_body" style:list-style-name="L8">
      <style:text-properties officeooo:rsid="002b9239" officeooo:paragraph-rsid="002b9239"/>
    </style:style>
    <style:style style:name="P43" style:family="paragraph" style:parent-style-name="Text_20_body" style:list-style-name="L8">
      <style:text-properties officeooo:rsid="002c50b9" officeooo:paragraph-rsid="002c50b9"/>
    </style:style>
    <style:style style:name="P44" style:family="paragraph" style:parent-style-name="Text_20_body">
      <style:text-properties officeooo:rsid="002c50b9" officeooo:paragraph-rsid="002c50b9"/>
    </style:style>
    <style:style style:name="P45" style:family="paragraph" style:parent-style-name="Text_20_body" style:list-style-name="L9">
      <style:text-properties officeooo:rsid="002c50b9" officeooo:paragraph-rsid="002c50b9"/>
    </style:style>
    <style:style style:name="P46" style:family="paragraph" style:parent-style-name="Text_20_body" style:list-style-name="L9">
      <style:text-properties officeooo:rsid="002c7a7c" officeooo:paragraph-rsid="002c7a7c"/>
    </style:style>
    <style:style style:name="P47" style:family="paragraph" style:parent-style-name="Text_20_body" style:list-style-name="L10"/>
    <style:style style:name="P48" style:family="paragraph" style:parent-style-name="Text_20_body">
      <style:text-properties officeooo:rsid="002cdce3" officeooo:paragraph-rsid="002cdce3"/>
    </style:style>
    <style:style style:name="P49" style:family="paragraph" style:parent-style-name="Text_20_body" style:list-style-name="L11">
      <style:text-properties officeooo:rsid="002e3dab" officeooo:paragraph-rsid="002e3dab"/>
    </style:style>
    <style:style style:name="P50" style:family="paragraph" style:parent-style-name="Text_20_body" style:list-style-name="L11">
      <style:text-properties officeooo:paragraph-rsid="002cdce3"/>
    </style:style>
    <style:style style:name="P51" style:family="paragraph" style:parent-style-name="Text_20_body" style:list-style-name="L12">
      <style:text-properties officeooo:rsid="0031595b" officeooo:paragraph-rsid="0031595b"/>
    </style:style>
    <style:style style:name="P52" style:family="paragraph" style:parent-style-name="Text_20_body">
      <style:text-properties officeooo:paragraph-rsid="0031595b"/>
    </style:style>
    <style:style style:name="P53" style:family="paragraph" style:parent-style-name="Text_20_body">
      <style:text-properties officeooo:rsid="0031cd0f" officeooo:paragraph-rsid="0031cd0f"/>
    </style:style>
    <style:style style:name="P54" style:family="paragraph" style:parent-style-name="Text_20_body" style:list-style-name="L13">
      <style:text-properties officeooo:rsid="0031cd0f" officeooo:paragraph-rsid="0031cd0f"/>
    </style:style>
    <style:style style:name="P55" style:family="paragraph" style:parent-style-name="Text_20_body" style:list-style-name="L13">
      <style:text-properties officeooo:paragraph-rsid="0031cd0f"/>
    </style:style>
    <style:style style:name="P56" style:family="paragraph" style:parent-style-name="Text_20_body">
      <style:text-properties officeooo:paragraph-rsid="0033abe5"/>
    </style:style>
    <style:style style:name="P57" style:family="paragraph" style:parent-style-name="Text_20_body">
      <style:text-properties officeooo:rsid="0033abe5" officeooo:paragraph-rsid="0033abe5"/>
    </style:style>
    <style:style style:name="P58" style:family="paragraph" style:parent-style-name="Text_20_body">
      <style:text-properties officeooo:rsid="00344237" officeooo:paragraph-rsid="00344237"/>
    </style:style>
    <style:style style:name="P59" style:family="paragraph" style:parent-style-name="Text_20_body">
      <style:text-properties officeooo:paragraph-rsid="00376ce0"/>
    </style:style>
    <style:style style:name="P60" style:family="paragraph" style:parent-style-name="Text_20_body">
      <style:text-properties officeooo:rsid="003a9b90" officeooo:paragraph-rsid="003a9b90"/>
    </style:style>
    <style:style style:name="P61" style:family="paragraph" style:parent-style-name="Text_20_body" style:list-style-name="L14">
      <style:text-properties officeooo:rsid="003a9b90" officeooo:paragraph-rsid="003a9b90"/>
    </style:style>
    <style:style style:name="P62" style:family="paragraph" style:list-style-name="L14"/>
    <style:style style:name="P63" style:family="paragraph" style:parent-style-name="Text_20_body" style:list-style-name="L14">
      <style:text-properties officeooo:paragraph-rsid="003a9b90"/>
    </style:style>
    <style:style style:name="P64" style:family="paragraph" style:parent-style-name="Text_20_body">
      <style:text-properties officeooo:rsid="003ae14b" officeooo:paragraph-rsid="003ae14b"/>
    </style:style>
    <style:style style:name="P65" style:family="paragraph" style:parent-style-name="Text_20_body">
      <style:text-properties officeooo:paragraph-rsid="003ae14b"/>
    </style:style>
    <style:style style:name="P66" style:family="paragraph" style:parent-style-name="Text_20_body">
      <style:text-properties officeooo:rsid="003c2220" officeooo:paragraph-rsid="003c2220"/>
    </style:style>
    <style:style style:name="P67" style:family="paragraph" style:parent-style-name="Text_20_body" style:list-style-name="L15">
      <style:text-properties officeooo:rsid="003ca49c" officeooo:paragraph-rsid="003ca49c"/>
    </style:style>
    <style:style style:name="P68" style:family="paragraph" style:parent-style-name="Text_20_body">
      <style:text-properties officeooo:rsid="00400337" officeooo:paragraph-rsid="00400337"/>
    </style:style>
    <style:style style:name="P69" style:family="paragraph" style:parent-style-name="Text_20_body">
      <style:text-properties officeooo:rsid="00413858" officeooo:paragraph-rsid="00413858"/>
    </style:style>
    <style:style style:name="P70" style:family="paragraph" style:parent-style-name="Text_20_body">
      <style:text-properties officeooo:paragraph-rsid="00413858"/>
    </style:style>
    <style:style style:name="P71" style:family="paragraph" style:parent-style-name="Text_20_body">
      <style:text-properties officeooo:paragraph-rsid="004314c2"/>
    </style:style>
    <style:style style:name="P72" style:family="paragraph" style:parent-style-name="Text_20_body">
      <style:text-properties officeooo:rsid="004314c2" officeooo:paragraph-rsid="004314c2"/>
    </style:style>
    <style:style style:name="T1" style:family="text">
      <style:text-properties officeooo:rsid="00107bd7"/>
    </style:style>
    <style:style style:name="T2" style:family="text">
      <style:text-properties officeooo:rsid="00124de4"/>
    </style:style>
    <style:style style:name="T3" style:family="text">
      <style:text-properties officeooo:rsid="001394a0"/>
    </style:style>
    <style:style style:name="T4" style:family="text">
      <style:text-properties fo:font-style="italic" style:font-style-asian="italic" style:font-style-complex="italic"/>
    </style:style>
    <style:style style:name="T5" style:family="text">
      <style:text-properties fo:font-style="italic" officeooo:rsid="0031595b" style:font-style-asian="italic" style:font-style-complex="italic"/>
    </style:style>
    <style:style style:name="T6" style:family="text">
      <style:text-properties fo:background-color="#ff0000" loext:char-shading-value="0"/>
    </style:style>
    <style:style style:name="T7" style:family="text">
      <style:text-properties officeooo:rsid="0017f25f"/>
    </style:style>
    <style:style style:name="T8" style:family="text">
      <style:text-properties officeooo:rsid="0018329d"/>
    </style:style>
    <style:style style:name="T9" style:family="text">
      <style:text-properties officeooo:rsid="00184d55"/>
    </style:style>
    <style:style style:name="T10" style:family="text">
      <style:text-properties officeooo:rsid="0019be8f"/>
    </style:style>
    <style:style style:name="T11" style:family="text">
      <style:text-properties officeooo:rsid="001b2e11"/>
    </style:style>
    <style:style style:name="T12" style:family="text">
      <style:text-properties officeooo:rsid="001f3c57"/>
    </style:style>
    <style:style style:name="T13" style:family="text">
      <style:text-properties officeooo:rsid="001f69fd"/>
    </style:style>
    <style:style style:name="T14" style:family="text">
      <style:text-properties officeooo:rsid="002077db"/>
    </style:style>
    <style:style style:name="T15" style:family="text">
      <style:text-properties officeooo:rsid="0023f31c"/>
    </style:style>
    <style:style style:name="T16" style:family="text">
      <style:text-properties officeooo:rsid="002528e6"/>
    </style:style>
    <style:style style:name="T17" style:family="text">
      <style:text-properties officeooo:rsid="002532ab"/>
    </style:style>
    <style:style style:name="T18" style:family="text">
      <style:text-properties officeooo:rsid="0026a495"/>
    </style:style>
    <style:style style:name="T19" style:family="text">
      <style:text-properties officeooo:rsid="0019cbe5"/>
    </style:style>
    <style:style style:name="T20" style:family="text">
      <style:text-properties officeooo:rsid="0027b96b"/>
    </style:style>
    <style:style style:name="T21" style:family="text">
      <style:text-properties officeooo:rsid="001cc120"/>
    </style:style>
    <style:style style:name="T22" style:family="text">
      <style:text-properties officeooo:rsid="001d2b9b"/>
    </style:style>
    <style:style style:name="T23" style:family="text">
      <style:text-properties officeooo:rsid="0029753b"/>
    </style:style>
    <style:style style:name="T24" style:family="text">
      <style:text-properties officeooo:rsid="002aa098"/>
    </style:style>
    <style:style style:name="T25" style:family="text">
      <style:text-properties officeooo:rsid="002c50b9"/>
    </style:style>
    <style:style style:name="T26" style:family="text">
      <style:text-properties officeooo:rsid="002c7a7c"/>
    </style:style>
    <style:style style:name="T27" style:family="text">
      <style:text-properties officeooo:rsid="002cdce3"/>
    </style:style>
    <style:style style:name="T28" style:family="text">
      <style:text-properties officeooo:rsid="002e3dab"/>
    </style:style>
    <style:style style:name="T29" style:family="text">
      <style:text-properties officeooo:rsid="002f7bf6"/>
    </style:style>
    <style:style style:name="T30" style:family="text">
      <style:text-properties officeooo:rsid="0031595b"/>
    </style:style>
    <style:style style:name="T31" style:family="text">
      <style:text-properties officeooo:rsid="0031cd0f"/>
    </style:style>
    <style:style style:name="T32" style:family="text">
      <style:text-properties officeooo:rsid="0033abe5"/>
    </style:style>
    <style:style style:name="T33" style:family="text">
      <style:text-properties officeooo:rsid="00357741"/>
    </style:style>
    <style:style style:name="T34" style:family="text">
      <style:text-properties officeooo:rsid="00369000"/>
    </style:style>
    <style:style style:name="T35" style:family="text">
      <style:text-properties officeooo:rsid="00376ce0"/>
    </style:style>
    <style:style style:name="T36" style:family="text">
      <style:text-properties officeooo:rsid="0037fc3a"/>
    </style:style>
    <style:style style:name="T37" style:family="text">
      <style:text-properties officeooo:rsid="0038b4d0"/>
    </style:style>
    <style:style style:name="T38" style:family="text">
      <style:text-properties officeooo:rsid="003a9b90"/>
    </style:style>
    <style:style style:name="T39" style:family="text">
      <style:text-properties officeooo:rsid="003ae14b"/>
    </style:style>
    <style:style style:name="T40" style:family="text">
      <style:text-properties officeooo:rsid="003c2220"/>
    </style:style>
    <style:style style:name="T41" style:family="text">
      <style:text-properties officeooo:rsid="003ca49c"/>
    </style:style>
    <style:style style:name="T42" style:family="text">
      <style:text-properties officeooo:rsid="003e143c"/>
    </style:style>
    <style:style style:name="T43" style:family="text">
      <style:text-properties officeooo:rsid="00413858"/>
    </style:style>
    <style:style style:name="T44" style:family="text">
      <style:text-properties fo:font-style="normal" style:font-style-asian="normal" style:font-style-complex="normal"/>
    </style:style>
    <style:style style:name="T45" style:family="text">
      <style:text-properties officeooo:rsid="00416e6d"/>
    </style:style>
    <style:style style:name="T46" style:family="text">
      <style:text-properties officeooo:rsid="0044db2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rteen Ways of Looking at “Re-” in Victorian Poetry</text:p>
      <text:p text:style-name="Subtitle">Script</text:p>
      <text:p text:style-name="P5"/>
      <text:h text:style-name="Heading_20_1" text:outline-level="1">Slide 1 <text:span text:style-name="T1">(Title)</text:span></text:h>
      <text:p text:style-name="P6">Hi, I’m Adam Mazel</text:p>
      <text:p text:style-name="P6"><text:tab/>Digital Publishing Librarian</text:p>
      <text:p text:style-name="P6"><text:tab/>IU</text:p>
      <text:p text:style-name="P6"/>
      <text:p text:style-name="P6">My presentation is entitled _________</text:p>
      <text:p text:style-name="P6"/>
      <text:p text:style-name="P6">I’ll overview trends in how the prefix “Re-” is used in the poetry of Michael Field, Thomas Hardy, <text:s/>DG Rossetti, and AC Swinburne <text:span text:style-name="T2">that I </text:span>uncovered through text mining</text:p>
      <text:p text:style-name="P6">Specifically, we’ll look at: </text:p>
      <text:list xml:id="list2653537093" text:style-name="L1">
        <text:list-item>
          <text:p text:style-name="P26">Who uses <text:span text:style-name="T13">words that start with the </text:span>“re-” <text:span text:style-name="T13">prefix </text:span>the most / least?</text:p>
        </text:list-item>
        <text:list-item>
          <text:p text:style-name="P26">Which “re-” <text:span text:style-name="T13">prefixed </text:span>words are most frequent in each poet’s poetry?</text:p>
        </text:list-item>
        <text:list-item>
          <text:p text:style-name="P27">Wh<text:span text:style-name="T12">ich </text:span>words tend to accompany “re-” <text:span text:style-name="T13">prefixed </text:span>words in each poet’s poetry?</text:p>
        </text:list-item>
        <text:list-item>
          <text:p text:style-name="P27">When were “re-” <text:span text:style-name="T13">prefixed </text:span>words used more / less frequently?</text:p>
        </text:list-item>
        <text:list-item>
          <text:p text:style-name="P27">Whether their use of “re-” <text:span text:style-name="T13">prefixed </text:span>words tends to be emotionally positive / negative?</text:p>
        </text:list-item>
      </text:list>
      <text:h text:style-name="P17" text:outline-level="1">Slide 2</text:h>
      <text:p text:style-name="P1">[Why “re-”? ]</text:p>
      <text:p text:style-name="P16">Methodology</text:p>
      <text:p text:style-name="P1"><text:span text:style-name="T15">So why analyze the prefix “re-” via text mining? Well, </text:span>prefixes, such as “re-,” are small, seemingly insignificant features and thus hard to notice with one’s eye—but they’re easy to notice and track via a computer.</text:p>
      <text:p text:style-name="P1">Indeed, th<text:span text:style-name="T14">e interplay of this</text:span> <text:span text:style-name="T14">method and </text:span>question play with the focus of one’s analytic lens, oscillating between what DA Miller called “too-close reading”--extreme close ups on an aspect of language (a prefix) that is microscopic <text:span text:style-name="T14">and seemingly trivial</text:span>—and “distant reading”--methods concerned with larger data and broader t<text:span text:style-name="T14">r</text:span>end<text:span text:style-name="T14">s</text:span> that are macroscopic.</text:p>
      <text:p text:style-name="P2"><text:span text:style-name="T14">T</text:span>his interplay of the zoomed in and zoomed out will <text:span text:style-name="T14">reveal</text:span> significant trends <text:span text:style-name="T14">in </text:span>Victorian poets’ language use that elucidate <text:span text:style-name="T14">aspects of poetic style and</text:span> stylistic differences.</text:p>
      <text:p text:style-name="P1"><text:soft-page-break/></text:p>
      <text:h text:style-name="P18" text:outline-level="1">Slide 3</text:h>
      <text:p text:style-name="P3">Tool: Text mining via Python</text:p>
      <text:p text:style-name="P3"><text:tab/>(NLP software: NLTK)</text:p>
      <text:p text:style-name="P3"><text:tab/>(Data Vis software: Matplotlib)</text:p>
      <text:p text:style-name="P3">Approach: Exploratory Data Analysis</text:p>
      <text:p text:style-name="P3"><text:tab/>This research is early stage: exploring data to discover trends and generate questions and basic insights</text:p>
      <text:p text:style-name="P3"><text:tab/>Share observations, rather than arguments</text:p>
      <text:p text:style-name="P3">Methods:<text:span text:style-name="T3"> count-based, rather than <text:s/>machine / deep learning</text:span></text:p>
      <text:p text:style-name="P3"><text:tab/><text:span text:style-name="T3">apt for tracing features (such as “re-”), early stage research, smaller data</text:span></text:p>
      <text:p text:style-name="P3"><text:tab/></text:p>
      <text:h text:style-name="Heading_20_1" text:outline-level="1">Slide 4</text:h>
      <text:p text:style-name="P7">So why these poets, and what poetry (data) is being analyzed?</text:p>
      <text:p text:style-name="P4">[explain who poets are]</text:p>
      <text:p text:style-name="P7">I chose DG Rossetti, Michael Field, and Thomas Hardy to bring a distant-reading perspective on the research of my colleagues</text:p>
      <text:p text:style-name="P7">And I chose Swinburne because he’s a little more familiar to me</text:p>
      <text:p text:style-name="P7">And I chose them because their poetry is easily available in machine-readable format and relatively clean</text:p>
      <text:p text:style-name="P4">Here are the corpora that I analyzed:</text:p>
      <text:p text:style-name="P4">….</text:p>
      <text:p text:style-name="P4">In sum, all their books of poetry <text:span text:style-name="T6">(except verse dramas, excluded because I deemed it a separate genre) and</text:span> except Hardy’s <text:span text:style-name="T4">Winter Words </text:span>(1928) which is under copyright and thus not easily accessible in machine readable format.</text:p>
      <text:h text:style-name="P19" text:outline-level="1">Slide <text:span text:style-name="T7">5</text:span></text:h>
      <text:p text:style-name="P8">I cleaned most of their noise, such as publication information</text:p>
      <text:p text:style-name="P9">But some noise remains: <text:span text:style-name="T8">OCR errors, </text:span>headers and footers, <text:span text:style-name="T8">etc.</text:span></text:p>
      <text:p text:style-name="P10">However, I believe <text:span text:style-name="T8">that noise</text:span> <text:span text:style-name="T8">does not</text:span> hinder the analyses.</text:p>
      <text:p text:style-name="P11"/>
      <text:p text:style-name="P11">So that is the preliminary info. </text:p>
      <text:p text:style-name="P11"><text:soft-page-break/>Now let’s get into the analyses.</text:p>
      <text:p text:style-name="P11"/>
      <text:h text:style-name="P21" text:outline-level="1">Slide 6 </text:h>
      <text:p text:style-name="P12">The first question <text:span text:style-name="T10">I</text:span>’<text:span text:style-name="T10">m</text:span> going to answer is comparative: </text:p>
      <text:list xml:id="list1187670870" text:style-name="L2">
        <text:list-item>
          <text:p text:style-name="P28"><text:span text:style-name="T16">What percent of each poet’s corpus is </text:span><text:span text:style-name="T10">composed of </text:span><text:span text:style-name="T16">words that start with the prefix </text:span><text:span text:style-name="T10">“re-”?</text:span></text:p>
        </text:list-item>
      </text:list>
      <text:p text:style-name="P37"><text:span text:style-name="T17">In other words, w</text:span><text:span text:style-name="T9">h</text:span><text:span text:style-name="T17">o</text:span><text:span text:style-name="T9"> uses the “re-” prefix the most / least? </text:span></text:p>
      <text:h text:style-name="P21" text:outline-level="1">Slide 7</text:h>
      <text:p text:style-name="P30">To answer this, I compared <text:span text:style-name="T18">each poet’s</text:span> <text:span text:style-name="T18">percentage</text:span> of “re-”<text:span text:style-name="T18">prefixed </text:span>words: </text:p>
      <text:list xml:id="list1845269826" text:style-name="L3">
        <text:list-item>
          <text:p text:style-name="P29">I took each poet’s corpus</text:p>
        </text:list-item>
        <text:list-item>
          <text:p text:style-name="P29">Counted how many words in that corpus start with “re-” prefix </text:p>
        </text:list-item>
        <text:list-item>
          <text:p text:style-name="P29">Divided the poet’s # of “re-” words by the total # of words in their corpus </text:p>
          <text:list>
            <text:list-item>
              <text:p text:style-name="P29">Percent: normalizes the results + facilitates comparison</text:p>
              <text:list>
                <text:list-item>
                  <text:p text:style-name="P38">Otherwise, frequency may be determined by corpus size</text:p>
                </text:list-item>
              </text:list>
            </text:list-item>
          </text:list>
        </text:list-item>
        <text:list-item>
          <text:p text:style-name="P31">Visualized the percentages in a bar chart</text:p>
        </text:list-item>
      </text:list>
      <text:p text:style-name="P32">[code]</text:p>
      <text:h text:style-name="P21" text:outline-level="1">Slide 8</text:h>
      <text:p text:style-name="P33">Results: </text:p>
      <text:list xml:id="list1216939392" text:style-name="L6">
        <text:list-item>
          <text:p text:style-name="P39"><text:span text:style-name="T19">Of the four, Hardy uses </text:span><text:span text:style-name="T24">the </text:span><text:span text:style-name="T19">“re-” prefix the most </text:span><text:span text:style-name="T11">(</text:span><text:span text:style-name="T19">four times more than Swinburne</text:span><text:span text:style-name="T11">)</text:span><text:span text:style-name="T19">; </text:span></text:p>
        </text:list-item>
        <text:list-item>
          <text:p text:style-name="P39"><text:span text:style-name="T19">Rossetti </text:span><text:span text:style-name="T24">uses it </text:span><text:span text:style-name="T19">the least—indeed, he almost never uses it</text:span></text:p>
        </text:list-item>
      </text:list>
      <text:h text:style-name="Heading_20_1" text:outline-level="1">Slide <text:span text:style-name="T13">9</text:span></text:h>
      <text:p text:style-name="P13">So, now that we know who uses re- prefix most / least, let’s learn <text:span text:style-name="T4">which</text:span> “re-” words each <text:span text:style-name="T20">poet </text:span>use<text:span text:style-name="T20">s and how often</text:span>.</text:p>
      <text:list xml:id="list2555772419" text:style-name="L4">
        <text:list-item>
          <text:p text:style-name="P34">ID which re- words are used and how often</text:p>
        </text:list-item>
      </text:list>
      <text:p text:style-name="P15">Learn:</text:p>
      <text:list xml:id="list1069365252" text:style-name="L5">
        <text:list-item>
          <text:p text:style-name="P36">which re- words are significant</text:p>
          <text:list>
            <text:list-item>
              <text:p text:style-name="P40">hint at themes</text:p>
            </text:list-item>
          </text:list>
        </text:list-item>
        <text:list-item>
          <text:p text:style-name="P40">Whether the poet’s “re-” vocabulary is narrow—e.g. uses one re- word many times—or whether their “re-” vocabulary is broad—e.g. uses <text:s/>many re- words one time</text:p>
          <text:list>
            <text:list-item>
              <text:p text:style-name="P40">reveal aspects of style </text:p>
            </text:list-item>
          </text:list>
        </text:list-item>
      </text:list>
      <text:p text:style-name="P14"/>
      <text:h text:style-name="Heading_20_1" text:outline-level="1"><text:soft-page-break/>Slide <text:span text:style-name="T13">10</text:span></text:h>
      <text:p text:style-name="P35">To do this, we’re going to <text:span text:style-name="T20">have Python </text:span>count keyword<text:span text:style-name="T20">s</text:span>: </text:p>
      <text:list xml:id="list4053103749" text:style-name="L7">
        <text:list-item>
          <text:p text:style-name="P41"><text:span text:style-name="T21">Have computer ID all words that start with re- </text:span></text:p>
        </text:list-item>
        <text:list-item>
          <text:p text:style-name="P41"><text:span text:style-name="T21">Do a technique called “Stemming”</text:span></text:p>
          <text:list>
            <text:list-item>
              <text:p text:style-name="P41"><text:span text:style-name="T21">remove their inflected endings </text:span><text:span text:style-name="T23">so that</text:span><text:span text:style-name="T21"> different versions of a word </text:span><text:span text:style-name="T23">are treated </text:span><text:span text:style-name="T21">as the same word</text:span></text:p>
              <text:list>
                <text:list-item>
                  <text:p text:style-name="P41"><text:span text:style-name="T21">ex. re-enters, re-entering, re-entered: re-enter (re-ent-)</text:span></text:p>
                </text:list-item>
              </text:list>
            </text:list-item>
            <text:list-item>
              <text:p text:style-name="P41"><text:span text:style-name="T21">Facilitates finding trends in concept</text:span><text:span text:style-name="T23">s</text:span></text:p>
            </text:list-item>
          </text:list>
        </text:list-item>
        <text:list-item>
          <text:p text:style-name="P41"><text:span text:style-name="T23">C</text:span><text:span text:style-name="T22">ount how many times each stem appears</text:span></text:p>
        </text:list-item>
        <text:list-item>
          <text:p text:style-name="P41"><text:span text:style-name="T22">Visualize word-stem and counts in a bar chart</text:span></text:p>
        </text:list-item>
      </text:list>
      <text:h text:style-name="Heading_20_1" text:outline-level="1">Slide 11</text:h>
      <text:list xml:id="list2495024677" text:style-name="L8">
        <text:list-item>
          <text:p text:style-name="P42">Swinburne: “re-risen”: 12x—keyword </text:p>
        </text:list-item>
        <text:list-item>
          <text:p text:style-name="P42">Hardy: “re-enact”: 4x—<text:span text:style-name="T25">possible keyword</text:span></text:p>
          <text:list>
            <text:list-item>
              <text:p text:style-name="P43">more interesting: breath of “re-” vocabulary, rather than depth</text:p>
            </text:list-item>
          </text:list>
        </text:list-item>
        <text:list-item>
          <text:p text:style-name="P43">Field: uses “re-” words only once</text:p>
          <text:list>
            <text:list-item>
              <text:p text:style-name="P43">never repeats a “re-” word</text:p>
            </text:list-item>
          </text:list>
        </text:list-item>
        <text:list-item>
          <text:p text:style-name="P43">Rossetti: uses only one “re-” word: “re-born”</text:p>
        </text:list-item>
      </text:list>
      <text:h text:style-name="Heading_20_1" text:outline-level="1">Slide 12</text:h>
      <text:p text:style-name="P44">Chart</text:p>
      <text:p text:style-name="P44">The first observation that I want to point out is visualized in this chart: </text:p>
      <text:list xml:id="list775801906" text:style-name="L9">
        <text:list-item>
          <text:p text:style-name="P45">Swinburne has a small vocabulary of re- words (only <text:span text:style-name="T26">three</text:span>), <text:span text:style-name="T26">but uses one of them very often</text:span></text:p>
        </text:list-item>
        <text:list-item>
          <text:p text:style-name="P46">Field and Hardy, on the other hand, use a much wider array of <text:span text:style-name="T25">re- words </text:span>(Hardy: 15; Field: eight) but rarely repeat them</text:p>
        </text:list-item>
        <text:list-item>
          <text:p text:style-name="P46">And Rossetti has both a small <text:s/><text:span text:style-name="T25">vocabulary of re- words </text:span>and a low frequency: using one re- word only once</text:p>
        </text:list-item>
      </text:list>
      <text:h text:style-name="P20" text:outline-level="1">Slide 13</text:h>
      <text:p text:style-name="Text_20_body">Swinburne: “re-risen”: 12x / <text:span text:style-name="T27">80% of Swinburne’s “re-” Words</text:span></text:p>
      <text:list xml:id="list2919725996" text:style-name="L10">
        <text:list-item>
          <text:p text:style-name="P47"><text:span text:style-name="T27">When Swinburne uses “re-”, it almost always precedes “risen”</text:span></text:p>
        </text:list-item>
      </text:list>
      <text:p text:style-name="P48">So why does Swinburne use “re-” with “risen”?</text:p>
      <text:list xml:id="list2176344884" text:style-name="L11">
        <text:list-item>
          <text:p text:style-name="P50"><text:soft-page-break/><text:span text:style-name="T27">In terms of </text:span><text:span text:style-name="T28">form, it creates alliteration--the “re-” prefix echoes with the “ri-” of “risen”--so it is apt for and furthers Swinburne’s stylistic interest in sonic repetition.</text:span></text:p>
        </text:list-item>
        <text:list-item>
          <text:p text:style-name="P49">And regarding content, it points to Swinburne’s interest in <text:span text:style-name="T29">and questioning of </text:span>resurrection</text:p>
        </text:list-item>
      </text:list>
      <text:h text:style-name="Heading_20_1" text:outline-level="1">Slide 14</text:h>
      <text:p text:style-name="P52"><text:span text:style-name="T30">DG Rossetti’s “re-born”: his only re- prefixed word, which itself appears only once: in his 1879 sonnet, </text:span>"Ardour &amp; Memory" <text:span text:style-name="T30">from the </text:span><text:span text:style-name="T5">House of Life</text:span></text:p>
      <text:list xml:id="list1849267185" text:style-name="L12">
        <text:list-item>
          <text:p text:style-name="P51">This is what is called a <text:span text:style-name="T4">hapax legomenon</text:span>: or word used only once by an author in their writing</text:p>
        </text:list-item>
      </text:list>
      <text:p text:style-name="P53">What’s curious, however, is that while Rossetti rarely uses the “re-” prefix, he often uses hyphenated prefixes and hyphenated words, such as “a-heap” and “cukoo-throb.”</text:p>
      <text:p text:style-name="P53">And while he almost never uses “re-born,” like he almost never references “ressurection,” he often uses “born” and “birth”, both of which appear nearly 50 times. </text:p>
      <text:p text:style-name="P53">This suggests to me that DG Rossetti may be </text:p>
      <text:list xml:id="list1050633024" text:style-name="L13">
        <text:list-item>
          <text:p text:style-name="P55"><text:span text:style-name="T31">uninterested in signifying repetition via the “re-” prefix</text:span></text:p>
        </text:list-item>
        <text:list-item>
          <text:p text:style-name="P54">more interested in birth than re-birth</text:p>
        </text:list-item>
      </text:list>
      <text:h text:style-name="P21" text:outline-level="1">Slide 15</text:h>
      <text:p text:style-name="P56">I also thought that we could take a deeper look at “re-illume”, because according to the OED, “re-illume” is among the least frequently used words, occurring fewer than 0.001 times per million words in modern written English (1500-2010), yet this “extremely rare [word] unlikely ever to appear in modern text” appears in <text:span text:style-name="T32">two of the poets selected here </text:span>both Michael Field and Thomas Hardy</text:p>
      <text:p text:style-name="P57">I therefore thought I would use text mining to put “re-illume” into broader context</text:p>
      <text:h text:style-name="P22" text:outline-level="1">Slide 1<text:span text:style-name="T32">6</text:span></text:h>
      <text:p text:style-name="P57">So here we see a visualization created by Google n-gram tool, which analyzes all of Google Books to show when a selected term was used. </text:p>
      <text:p text:style-name="P57">In this case, the counts of all variations of “re-illume” (re-illumes, re-illumed, re-illuming, etc.” are aggregated into one line to show the waxing and waning of the concept as a whole.</text:p>
      <text:p text:style-name="P57">Field and Hardy used “reillume” between 1906 and 1917 </text:p>
      <text:p text:style-name="P58">In 1906, “reillume” was a popular as it ever was. But the term was also steadily declining in use. In other words, <text:span text:style-name="T32">Field’</text:span>s<text:span text:style-name="T32"> and </text:span><text:span text:style-name="T33">especially </text:span><text:span text:style-name="T32">Hardy’</text:span>s<text:span text:style-name="T32"> use </text:span>of “re-illume” might be said to be conservative or preservative: they were using a term that was becoming no longer used and considered no longer usable in poetry.</text:p>
      <text:h text:style-name="Heading_20_1" text:outline-level="1"><text:soft-page-break/>Slide 17 </text:h>
      <text:p text:style-name="P59"><text:span text:style-name="T34">So that is which “re-” prefixed words these four poet’s use. But looking at words </text:span><text:span text:style-name="T35">in isolation, removed from their sentences and surrounding words,</text:span><text:span text:style-name="T34"> often leads to misreadings. </text:span></text:p>
      <text:p text:style-name="P59"><text:span text:style-name="T35">Indeed, the linguis</text:span>t J. R. Firth <text:span text:style-name="T35">stated that a word is known by the company it keeps. </text:span></text:p>
      <text:p text:style-name="P59"><text:span text:style-name="T35">S</text:span><text:span text:style-name="T34">o </text:span><text:span text:style-name="T35">for those reasons, </text:span><text:span text:style-name="T34">now I’ll use Python to return these “</text:span><text:span text:style-name="T35">re-” </text:span><text:span text:style-name="T34">words to their poetic context. </text:span><text:span text:style-name="T36">I’ll do so </text:span><text:span text:style-name="T35">specifically </text:span><text:span text:style-name="T36">by identifying which</text:span><text:span text:style-name="T35"> words t</text:span><text:span text:style-name="T36">end to</text:span><text:span text:style-name="T35"> appear </text:span><text:span text:style-name="T36">immediately after words that start with the “re-” prefix</text:span></text:p>
      <text:h text:style-name="P21" text:outline-level="1">Slide 18</text:h>
      <text:p text:style-name="Text_20_body"><text:span text:style-name="T36">The </text:span><text:span text:style-name="T37">text mining </text:span><text:span text:style-name="T36">method that I’ll use to do this is called </text:span><text:span text:style-name="T37">B</text:span><text:span text:style-name="T36">igrams. </text:span><text:span text:style-name="T37">Bigrams are two consecutive words. So in the sentence </text:span>"She used the olive oil", the bigrams are, "She used", "used the" "the olive," and <text:s/>"olive oil", each of which has a frequeny of one. </text:p>
      <text:p text:style-name="Text_20_body">My code zeros in on “re-” prefixd words to draw out each “re” word and the word that immediately follows it. But because the words that follow it are most often meaningless function words, like “to” and “of”, known as “stopwords,” I’ve removed those words to better reveal significant concepts.</text:p>
      <text:h text:style-name="P21" text:outline-level="1">Slide 19</text:h>
      <text:p text:style-name="P60">What this reveals is that:</text:p>
      <text:list xml:id="list1783025152" text:style-name="L14">
        <text:list-item>
          <text:p text:style-name="P61">Swinburne uses the “re-” prefix often in the context of life and death, mortality, etc.</text:p>
          <text:list>
            <text:list-item>
              <text:p text:style-name="P24">"life", "dead" (2x), "dust", "mortal"</text:p>
            </text:list-item>
          </text:list>
        </text:list-item>
        <text:list-item>
          <text:p text:style-name="Standard">He also juxtaposes “re-risen” with “prison” to create a rhyme</text:p>
        </text:list-item>
        <text:list-item>
          <text:p text:style-name="P63"><text:span text:style-name="T38">Hardy similarly associates the “re-” prefix with </text:span>time, eternity / mortality, etc.</text:p>
          <text:list>
            <text:list-item>
              <text:p text:style-name="Text_20_body">"time" (2x), "semipiternal" (everlasting), "killing", "death", "lives" "new", "olden"</text:p>
            </text:list-item>
          </text:list>
        </text:list-item>
        <text:list-item>
          <text:p text:style-name="P61">Michael Field, on the other hand, uses “re-” with opposites</text:p>
          <text:list>
            <text:list-item>
              <text:p text:style-name="P24">they juxtapose "re-appear" with "fade" and "re-light" with "tarnished"</text:p>
            </text:list-item>
          </text:list>
        </text:list-item>
      </text:list>
      <text:h text:style-name="Heading_20_1" text:outline-level="1">Slide 20</text:h>
      <text:p text:style-name="P64">We can also look at context beyond the adjoining word. For instance, as I was looking at Hardy’s “re-” prefixed words, I noticed that his “re-” prefixed words often occur near words that start with “re” (<text:span text:style-name="T40">the same etymological root, but </text:span>without the hyphen), such as “return.”</text:p>
      <text:p text:style-name="P65"><text:span text:style-name="T40">I therefore decided to </text:span><text:span text:style-name="T39">test whether this is a tre</text:span>nd—whether "re-" prefixed words and "re" (unhyphenated) words co-occur in Hardy's poetry.</text:p>
      <text:h text:style-name="Heading_20_1" text:outline-level="1">Slide 21</text:h>
      <text:p text:style-name="P66">Thus, I had Python to return only those sentences in Hardy’s poetry that contain both a word that starts with a “re-” prefix and a word that starts with “re” without a hyphen.</text:p>
      <text:p text:style-name="P66">And to better highlight these words and their proximity to one another, I had Python surround them with asterisks. </text:p>
      <text:p text:style-name="P66"><text:soft-page-break/></text:p>
      <text:h text:style-name="Heading_20_1" text:outline-level="1">Slide 22</text:h>
      <text:p text:style-name="P66">It tu<text:span text:style-name="T41">rns out that there is a pattern: </text:span></text:p>
      <text:list xml:id="list1025168721" text:style-name="L15">
        <text:list-item>
          <text:p text:style-name="P67">In the first instance, “re-expression” is followed closely by “repartee”</text:p>
        </text:list-item>
        <text:list-item>
          <text:p text:style-name="P67">In the next example, “revive” immediately precedes “re-illume”</text:p>
        </text:list-item>
        <text:list-item>
          <text:p text:style-name="P67">In the third, “re-enactment” is proximate to “review” and “re-greeting” is rhymed with “repeating”</text:p>
        </text:list-item>
        <text:list-item>
          <text:p text:style-name="P67">And so on.</text:p>
        </text:list-item>
      </text:list>
      <text:h text:style-name="Heading_20_1" text:outline-level="1">Slide 23</text:h>
      <text:p text:style-name="Text_20_body"><text:span text:style-name="T41">Indeed,</text:span> 30% (6 / 20) of sentences containing "re-" prefixed words in Hardy's poetry also contain "re" (unhyphenated) words in close proximity. And their uses of “re” whether hyphenated or not derive from the same etymological root (hyphenated "re-" prefix)</text:p>
      <text:p text:style-name="Text_20_body">In other words, “re” repeats in Hardy’s poetry: Hardy often juxtaposes “re-” words with “re” words </text:p>
      <text:p text:style-name="Text_20_body">This pattern offers insight into an easily overlooked microelement of Hardy’s style: Hardy’s juxtapositions of “re(-)”:</text:p>
      <text:p text:style-name="Text_20_body"><text:tab/>They create a visual and audial rhyme in the alliterative returns of re</text:p>
      <text:p text:style-name="Text_20_body"><text:tab/>They also create an echo in content: as “re<text:span text:style-name="T42">(-)”</text:span>, which denotes return, itself returns</text:p>
      <text:h text:style-name="Heading_20_1" text:outline-level="1">Slide 24</text:h>
      <text:p text:style-name="P68">So, that examined “Re-”prefixed words in context and which “re-” prefixed words are frequent. Now, let’s examine <text:span text:style-name="T4">when</text:span> “re-” prefixed words became frequent. We’ll do so b<text:span text:style-name="T43">y identifying when each poet used “re-” words more / less often by tracing the frequency of their use across their career. </text:span></text:p>
      <text:p text:style-name="P69">This will then lead us to ask <text:span text:style-name="T4">why </text:span><text:span text:style-name="T44">“re-” prefixed words waxed or waned when they did, and it can identify in which book of poetry “re-” prefixed words are frequent / infrequent. </text:span></text:p>
      <text:h text:style-name="Heading_20_1" text:outline-level="1">Slide 25</text:h>
      <text:p text:style-name="P71"><text:span text:style-name="T43">To do so, we’ll use a text mining method known as “time series,” or, more specifically, “term frequency over time.” </text:span><text:span text:style-name="T45">This is the same type of analysis and visualization that we saw in Google’s ngram viewer. </text:span></text:p>
      <text:p text:style-name="P71"><text:span text:style-name="T43">The code has Pytho</text:span>n count what percent of each book of poetry by each poet is composed of"re-" words. Then, it plots those counts in a line graph, where the X axis is the publication year of the poet’s book of poetry, and the Y axis is the percentage. It also labels key points on the graph with the name of the book. </text:p>
      <text:p text:style-name="P71">This will show us the waxing and waning of “re-” words in each poet’s corpus across their caree<text:span text:style-name="T45">r</text:span>s.</text:p>
      <text:p text:style-name="P70"><text:soft-page-break/></text:p>
      <text:h text:style-name="Heading_20_1" text:outline-level="1">Slide 26</text:h>
      <text:p text:style-name="P72">What we can see them is that:</text:p>
      <text:p text:style-name="P72">In the case of Swinburne, “re-”prefixed words interested him in the middle of his career, particularly in <text:span text:style-name="T4">A Century of Roundels </text:span><text:span text:style-name="T44">(1883). </text:span></text:p>
      <text:p text:style-name="P72"><text:span text:style-name="T44">In the case of Michael Field, “re-”prefixed words were of very strong interest in their </text:span><text:span text:style-name="T4">Whym Chow: Flame of Love</text:span><text:span text:style-name="T44">.</text:span></text:p>
      <text:h text:style-name="Heading_20_1" text:outline-level="1">Slide 27</text:h>
      <text:p text:style-name="P72">How can we explain this? </text:p>
      <text:p text:style-name="P72">Well, with Swinburne: the “re-” prefix probably appeared in the A Century of Roundels because “re-” signifies repetition and the roundel form is circular and repetitive: content and form echo each other</text:p>
      <text:p text:style-name="P72">And with Field, “re-” indicates again-ness and return, and thus is apt for an elegy (in this case, for their beloved dog), <text:span text:style-name="T46">where returning to the past and returning from the dead would be expected tropes</text:span>. </text:p>
      <text:p text:style-name="P72">So it make sense that re- would be frequent in these two books, given their form <text:span text:style-name="T46">and genre.</text:span></text:p>
      <text:h text:style-name="Heading_20_1" text:outline-level="1">Slide 28</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Georgia, 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16:40:13.117326925</meta:creation-date>
    <dc:date>2023-10-22T20:17:11.434187148</dc:date>
    <meta:editing-duration>P1DT11H31M39S</meta:editing-duration>
    <meta:editing-cycles>20</meta:editing-cycles>
    <meta:generator>LibreOffice/7.3.7.2$Linux_X86_64 LibreOffice_project/30$Build-2</meta:generator>
    <meta:document-statistic meta:table-count="0" meta:image-count="0" meta:object-count="0" meta:page-count="8" meta:paragraph-count="165" meta:word-count="2174" meta:character-count="12541" meta:non-whitespace-character-count="10548"/>
  </office:meta>
</office:document-meta>
</file>